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4598FDF32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0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94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04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2.429cm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0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/>
    </style:style>
    <style:style style:name="P11" style:family="paragraph">
      <style:paragraph-properties fo:margin-left="2.076cm" fo:margin-right="0cm" fo:margin-top="0.305cm" fo:margin-bottom="0cm" fo:text-indent="-0.784cm"/>
    </style:style>
    <style:style style:name="P12" style:family="paragraph">
      <style:paragraph-properties fo:margin-left="2.076cm" fo:margin-right="0cm" fo:margin-top="0.305cm" fo:margin-bottom="0cm" text:enable-numbering="true" fo:text-indent="-0.784cm"/>
    </style:style>
    <style:style style:name="P13" style:family="paragraph">
      <style:paragraph-properties fo:margin-left="0.635cm" fo:margin-right="0cm" fo:margin-top="0.305cm" fo:margin-bottom="0cm" fo:line-height="100%" text:enable-numbering="true" fo:text-indent="-0.635cm" style:punctuation-wrap="hanging" style:line-break="strict"/>
    </style:style>
    <style:style style:name="P14" style:family="paragraph">
      <style:paragraph-properties fo:margin-left="3.175cm" fo:margin-right="0cm" fo:margin-top="0.305cm" fo:margin-bottom="0cm" text:enable-numbering="true" fo:text-indent="-0.635cm"/>
    </style:style>
    <style:style style:name="P15" style:family="paragraph">
      <style:paragraph-properties fo:margin-left="0.635cm" fo:margin-right="0cm" fo:margin-top="0.305cm" fo:margin-bottom="0cm" text:enable-numbering="true" fo:text-indent="-0.635cm"/>
    </style:style>
    <style:style style:name="P16" style:family="paragraph">
      <style:paragraph-properties fo:margin-left="0.635cm" fo:margin-right="0cm" fo:margin-top="0.305cm" fo:margin-bottom="0cm" fo:line-height="100%" text:enable-numbering="true" fo:text-indent="-0.61cm" style:punctuation-wrap="hanging" style:line-break="strict" style:writing-mode="lr-tb"/>
      <style:text-properties fo:font-size="16pt"/>
    </style:style>
    <style:style style:name="P17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8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9" style:family="paragraph">
      <style:paragraph-properties fo:margin-left="3.175cm" fo:margin-right="0cm" text:enable-numbering="true" fo:text-indent="-0.635cm"/>
    </style:style>
    <style:style style:name="P20" style:family="paragraph">
      <style:paragraph-properties fo:margin-left="0.635cm" fo:margin-right="0cm" text:enable-numbering="true" fo:text-indent="-0.635cm"/>
    </style:style>
    <style:style style:name="P21" style:family="paragraph">
      <style:paragraph-properties fo:margin-left="0.635cm" fo:margin-right="0cm" fo:line-height="93%" text:enable-numbering="true" fo:text-indent="-0.635cm" style:punctuation-wrap="hanging" style:line-break="strict" style:writing-mode="lr-tb"/>
      <style:text-properties fo:font-size="16pt"/>
    </style:style>
    <style:style style:name="P22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3" style:family="paragraph">
      <style:paragraph-properties fo:margin-left="0.635cm" fo:margin-right="0cm" fo:margin-top="0.305cm" fo:margin-bottom="0cm" text:enable-numbering="true" fo:text-indent="-0.635cm"/>
      <style:text-properties fo:font-size="16p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6pt" fo:language="en" fo:country="GB" style:font-size-asian="18pt" style:font-size-complex="18pt"/>
    </style:style>
    <style:style style:name="T6" style:family="text">
      <style:text-properties fo:font-size="16pt" fo:language="en" fo:country="GB" style:font-size-asian="16pt" style:font-size-complex="16pt"/>
    </style:style>
    <style:style style:name="T7" style:family="text">
      <style:text-properties fo:font-size="16pt" fo:language="en" fo:country="GB" fo:font-weight="bold" style:font-size-asian="16pt" style:font-size-complex="16pt"/>
    </style:style>
    <style:style style:name="T8" style:family="text">
      <style:text-properties fo:font-size="16pt"/>
    </style:style>
    <style:style style:name="T9" style:family="text">
      <style:text-properties fo:font-size="16pt" fo:language="en" fo:country="GB" fo:font-weight="bold" style:font-size-asian="18pt" style:font-size-complex="18pt"/>
    </style:style>
    <style:style style:name="T10" style:family="text">
      <style:text-properties fo:font-size="16pt" fo:language="en" fo:country="GB" fo:font-weight="normal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June 6,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http://www.eclipse.org/ecf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2.097cm" svg:height="5.52cm" svg:x="1.167cm" svg:y="3.293cm" presentation:class="title" presentation:user-transformed="true">
          <draw:text-box>
            <text:p text:style-name="P3"><text:span text:style-name="T3">Europa Review: <text:s/></text:span><text:span text:style-name="T3"><text:line-break/></text:span><text:span text:style-name="T3"><text:line-break/></text:span><text:span text:style-name="T3">Eclipse Communication Framework (ECF) 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4" draw:layer="layout" svg:width="12.81cm" svg:height="9.609cm" svg:x="3.246cm" svg:y="1.927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904cm" svg:height="1.527cm" svg:x="0.51cm" svg:y="2.545cm" presentation:class="title" presentation:user-transformed="true">
          <draw:text-box>
            <text:p text:style-name="P3"><text:span text:style-name="T4">New and Noteworthy</text:span></text:p>
          </draw:text-box>
        </draw:frame>
        <draw:frame presentation:style-name="pr5" draw:text-style-name="P9" draw:layer="layout" svg:width="22.242cm" svg:height="13.064cm" svg:x="1.447cm" svg:y="4.465cm" presentation:class="outline" presentation:user-transformed="true">
          <draw:text-box>
            <text:list text:style-name="L3">
              <text:list-item>
                <text:p text:style-name="P6"><text:span text:style-name="T5">Multi-Protocol IM/Buddy Lists/Ch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Google Talk, MSN,Yahoo, Skype, IRC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Real-Time Collabo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eer-to-Peer File Sharing, URL Sharing, Remote Contro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APIs for Identity, Presence/IM, Pub/Sub Datasharing, Service Discovery, Remote OSGi, FileTransfer, Replicated Objects, VOIP signalling. <text:s/>OSGi Services + Extension Points.</text:span></text:p>
              </text:list-item>
            </text:list>
            <text:list text:style-name="L3">
              <text:list-item>
                <text:p text:style-name="P6"><text:span text:style-name="T5">Extensible UI: <text:s/>Connect/Configuration Wizards, Buddy List View</text:span></text:p>
              </text:list-item>
            </text:list>
            <text:list text:style-name="L3">
              <text:list-item>
                <text:p text:style-name="P6"><text:span text:style-name="T5">Minimal dependencies: <text:s/>Core plugins require only CDC 1.0/Foundation 1.0 for use in small runtimes (e.g. eRCP).</text:span></text:p>
              </text:list-item>
            </text:list>
            <text:list text:style-name="L3">
              <text:list-item>
                <text:p text:style-name="P6"><text:span text:style-name="T5">ECF-Based Services/Serv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CF Generic (Equinox Server): <text:s/>ecf.eclipse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XMPP/XMPPS (Jive Wildfire): <text:s/>ecf.eclipse.org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904cm" svg:height="1.527cm" svg:x="0.591cm" svg:y="2.54cm" presentation:class="title" presentation:user-transformed="true">
          <draw:text-box>
            <text:p text:style-name="P3"><text:span text:style-name="T4">API Quality</text:span></text:p>
          </draw:text-box>
        </draw:frame>
        <draw:frame presentation:style-name="pr7" draw:text-style-name="P16" draw:layer="layout" svg:width="22.242cm" svg:height="13.208cm" svg:x="1.447cm" svg:y="4.279cm" presentation:class="outline" presentation:user-transformed="true">
          <draw:text-box>
            <text:list text:style-name="L4">
              <text:list-item>
                <text:p text:style-name="P10"><text:span text:style-name="T7">In Active Us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E</text:span><text:span text:style-name="T6">quinox: <text:s/>provisioning incubator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Google SOC: <text:s/>SCP, RT Shared Editing (2006), Mylar, Jingle (2007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Commercial produ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Other Eclipse Projects: <text:s/>Corona, DSDP, other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9">High Community Particip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Bug reports-&gt;Refactoring-&gt;Deployment-&gt;Bug Reports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Large non-committer contributions based upon ECF AP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5">Bulletin Board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5">Share-Code Plu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5">Real-Time Shared Edi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7">Document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Bundle-Level Documentation: <text:s/>http://wiki.eclipse.org/index.php/ECF_API_Do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Javadocs: http://www.eclipse.org/ecf/org.eclipse.ecf.docs/api/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2" draw:layer="layout" svg:width="22.904cm" svg:height="1.271cm" svg:x="1.226cm" svg:y="2.544cm" presentation:class="title" presentation:user-transformed="true">
          <draw:text-box>
            <text:p text:style-name="P17"><text:span text:style-name="T4">IP Clearance and License</text:span></text:p>
          </draw:text-box>
        </draw:frame>
        <draw:frame presentation:style-name="pr9" draw:text-style-name="P21" draw:layer="layout" svg:width="21.493cm" svg:height="13.104cm" svg:x="2.045cm" svg:y="4.301cm" presentation:class="outline" presentation:user-transformed="true">
          <draw:text-box>
            <text:list text:style-name="L3">
              <text:list-item>
                <text:p text:style-name="P18"><text:span text:style-name="T9">All Contributions IPZilla Process Approv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pache 2 Licen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5">JmDNS (zeroconf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5">Smack API (xmpp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5">IRCLib (irc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IP Log: http://www.eclipse.org/ecf/ip_log.html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9">Other Contributions (not part of Europa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JXTA Provi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al-Time Shared Ed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hared-Code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ECF Extras: <text:s/></text:span><text:span text:style-name="T5">OSU Open Source La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mponents in IP Incubation will Remain So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9">Reus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pache Httpclient, Codec, Logging bundles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draw:frame presentation:style-name="pr10" draw:text-style-name="P22" draw:layer="layout" svg:width="22.904cm" svg:height="1.271cm" svg:x="1.337cm" svg:y="2.508cm" presentation:class="title" presentation:user-transformed="true">
          <draw:text-box>
            <text:p text:style-name="P17"><text:span text:style-name="T4">Committer Diversity</text:span></text:p>
          </draw:text-box>
        </draw:frame>
        <draw:frame presentation:style-name="pr11" draw:text-style-name="P23" draw:layer="layout" svg:width="21.297cm" svg:height="12.429cm" svg:x="2.026cm" svg:y="4.934cm" presentation:class="outline" presentation:user-transformed="true">
          <draw:text-box>
            <text:list text:style-name="L3">
              <text:list-item>
                <text:p text:style-name="P15"><text:span text:style-name="T5">10 part-time committers</text:span></text:p>
              </text:list-item>
            </text:list>
            <text:list text:style-name="L3">
              <text:list-item>
                <text:p text:style-name="P15"><text:span text:style-name="T5">All Volunteers</text:span></text:p>
              </text:list-item>
            </text:list>
            <text:list text:style-name="L3">
              <text:list-item>
                <text:p text:style-name="P15"><text:span text:style-name="T5">Committers from Multiple Compan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IBM, BEA, startups, consultants/independent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5">Committers from Multiple Countri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Brazil, Canada, France, Germany, USA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5">Project Lead (Scott) Independent</text:span></text:p>
              </text:list-item>
            </text:list>
            <text:list text:style-name="L3">
              <text:list-item>
                <text:p text:style-name="P15"><text:span text:style-name="T5">Working with/Supporting Multiple Eclipse Pro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Equino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Coro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DSD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Myla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5"/>
          <draw:frame presentation:style-name="pr6" draw:text-style-name="P5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305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outline1">
      <style:graphic-properties draw:fill-color="#ffffff" draw:auto-grow-height="false" fo:min-height="12.573cm"/>
    </style:style>
    <style:style style:name="pr8" style:family="presentation" style:parent-style-name="Title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.635cm" fo:margin-right="0cm" fo:text-indent="-0.635cm"/>
    </style:style>
    <style:style style:name="P6" style:family="paragraph">
      <style:paragraph-properties fo:margin-left="2.076cm" fo:margin-right="0cm" fo:text-indent="-0.784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3pt" fo:language="en" fo:country="GB" style:font-size-asian="13pt" style:font-size-complex="13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1" draw:layer="backgroundobjects" svg:width="21.484cm" svg:height="12.651cm" svg:x="1.839cm" svg:y="4.382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2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2" draw:text-style-name="P13" draw:layer="backgroundobjects" svg:width="2.787cm" svg:height="0.892cm" svg:x="0.427cm" svg:y="17.951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12" draw:layer="backgroundobjects" svg:x1="4.022cm" svg:y1="17.881cm" svg:x2="4.026cm" svg:y2="18.415cm">
        <text:p text:style-name="P1"/>
      </draw:line>
      <draw:custom-shape draw:style-name="gr5" draw:text-style-name="P15" draw:layer="backgroundobjects" svg:width="21.378cm" svg:height="5.557cm" svg:x="0.425cm" svg:y="17.822cm">
        <text:p text:style-name="P14"><text:span text:style-name="T3">© 2007 by Composent, et al. made available under the EPL v1.0 | <text:s/>2007|</text:span></text:p>
        <draw:enhanced-geometry svg:viewBox="0 0 21600 21600" draw:type="rectangle" draw:enhanced-path="M 0 0 L 21600 0 21600 21600 0 21600 0 0 Z N"/>
      </draw:custom-shape>
      <draw:frame draw:style-name="gr6" draw:text-style-name="P16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4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6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12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9" draw:text-style-name="P15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15" draw:layer="backgroundobjects" svg:width="25.277cm" svg:height="5.557cm" svg:x="0.194cm" svg:y="17.934cm">
        <text:p text:style-name="P14"><text:span text:style-name="T3">© 2007 by Composent, et al. made available under the EPL v1.0 | <text:s/>2007|</text:span></text:p>
        <draw:enhanced-geometry svg:viewBox="0 0 21600 21600" draw:type="rectangle" draw:enhanced-path="M 0 0 L 21600 0 21600 21600 0 21600 0 0 Z N"/>
      </draw:custom-shape>
      <draw:frame presentation:style-name="pr7" draw:text-style-name="P11" draw:layer="backgroundobjects" svg:width="22.851cm" svg:height="13.312cm" svg:x="1.269cm" svg:y="4.09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16" draw:layer="backgroundobjects" svg:width="5.09cm" svg:height="2.274cm" svg:x="1.482cm" svg:y="0.207cm">
        <draw:image xlink:href="Pictures/100000000000008D0000004598FDF32C.png" xlink:type="simple" xlink:show="embed" xlink:actuate="onLoad">
          <text:p text:style-name="P1"/>
        </draw:image>
      </draw:frame>
      <presentation:notes style:page-layout-name="PM0">
        <draw:rect draw:style-name="gr7" draw:text-style-name="P16" draw:layer="backgroundobjects" svg:width="19.3cm" svg:height="25.65cm" svg:x="0cm" svg:y="0cm">
          <text:p text:style-name="P1"/>
        </draw:rect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17" draw:layer="backgroundobjects" svg:width="8.352cm" svg:height="1.275cm" svg:x="0cm" svg:y="0cm" presentation:class="header" presentation:user-transformed="true">
          <draw:text-box>
            <text:p text:style-name="P17"><text:span text:style-name="T4"><presentation:header/></text:span></text:p>
          </draw:text-box>
        </draw:frame>
        <draw:frame presentation:style-name="pr9" draw:text-style-name="P18" draw:layer="backgroundobjects" svg:width="8.352cm" svg:height="1.275cm" svg:x="10.932cm" svg:y="0cm" presentation:class="date-time" presentation:user-transformed="true">
          <draw:text-box>
            <text:p text:style-name="P18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10" draw:text-style-name="P17" draw:layer="backgroundobjects" svg:width="8.352cm" svg:height="1.285cm" svg:x="0cm" svg:y="24.358cm" presentation:class="footer" presentation:user-transformed="true">
          <draw:text-box>
            <text:p text:style-name="P17"><text:span text:style-name="T4"><presentation:footer/></text:span></text:p>
          </draw:text-box>
        </draw:frame>
        <draw:frame presentation:style-name="pr11" draw:text-style-name="P18" draw:layer="backgroundobjects" svg:width="8.352cm" svg:height="1.285cm" svg:x="10.932cm" svg:y="24.358cm" presentation:class="page-number" presentation:user-transformed="true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2-26T17:56:38</meta:creation-date>
    <dc:creator>Scott Lewis</dc:creator>
    <dc:date>2007-05-29T17:55:20</dc:date>
    <meta:print-date>2006-02-26T17:56:38</meta:print-date>
    <dc:language>en-US</dc:language>
    <meta:editing-cycles>377</meta:editing-cycles>
    <meta:editing-duration>P1DT20H48M50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